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18cm" fo:min-width="0.00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1.1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left" draw:textarea-vertical-align="top" draw:auto-grow-height="false" fo:min-height="15.453cm" fo:min-width="10.0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828cm" fo:min-width="2.37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678cm" fo:min-width="2.489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639cm" fo:min-width="2.57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015cm" fo:min-width="3.42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01cm" fo:min-width="0.00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85cm" fo:min-width="0.00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1.17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008cm" fo:min-width="3.45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47cm" fo:min-width="2.0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61cm" fo:min-width="0.00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Triang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783cm" fo:min-width="2.95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zxx" fo:country="none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>
            <draw:custom-shape draw:style-name="gr2" draw:text-style-name="P1" draw:layer="layout" svg:width="0.714cm" svg:height="0.66cm" svg:x="1.88cm" svg:y="3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" draw:text-style-name="P2" draw:layer="layout" svg:x1="2.237cm" svg:y1="4.581cm" svg:x2="2.237cm" svg:y2="5.461cm">
                <text:p/>
              </draw:line>
              <draw:line draw:style-name="gr4" draw:text-style-name="P2" draw:layer="layout" svg:x1="1.762cm" svg:y1="4.801cm" svg:x2="2.714cm" svg:y2="4.801cm">
                <text:p/>
              </draw:line>
              <draw:line draw:style-name="gr5" draw:text-style-name="P2" draw:layer="layout" svg:x1="2.237cm" svg:y1="5.461cm" svg:x2="2.713cm" svg:y2="6.042cm">
                <text:p/>
              </draw:line>
              <draw:line draw:style-name="gr6" draw:text-style-name="P2" draw:layer="layout" svg:x1="2.238cm" svg:y1="5.461cm" svg:x2="1.762cm" svg:y2="6.042cm">
                <text:p/>
              </draw:line>
            </draw:g>
          </draw:g>
          <draw:frame draw:style-name="gr7" draw:text-style-name="P4" draw:layer="layout" svg:width="2.539cm" svg:height="1.361cm" svg:x="0.873cm" svg:y="6.207cm">
            <draw:text-box>
              <text:p text:style-name="P3"><text:span text:style-name="T1">Senior Citizen</text:span></text:p>
            </draw:text-box>
          </draw:frame>
        </draw:g>
        <draw:custom-shape draw:style-name="gr8" draw:text-style-name="P5" draw:layer="layout" svg:width="10.516cm" svg:height="15.703cm" svg:x="5.318cm" svg:y="1.6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"><text:span text:style-name="T1">Elderly wearable safety de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4.064cm" svg:height="1.524cm" svg:x="6.969cm" svg:y="2.823cm">
          <text:p text:style-name="P3"><text:span text:style-name="T1">Alert EMS when I f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6.969cm" svg:y1="3.585cm" svg:x2="3.412cm" svg:y2="5.744cm" draw:start-shape="id1" draw:start-glue-point="6" draw:end-shape="id2" draw:end-glue-point="1" svg:d="M6969 3585l-3557 2159" svg:viewBox="0 0 3558 2160">
          <text:p/>
        </draw:connector>
        <draw:custom-shape draw:style-name="gr11" draw:text-style-name="P7" xml:id="id3" draw:id="id3" draw:layer="layout" svg:width="4.227cm" svg:height="1.31cm" svg:x="9.509cm" svg:y="4.347cm">
          <text:p text:style-name="P3"><text:span text:style-name="T1">Manually alert 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9.509cm" svg:y1="5.002cm" svg:x2="3.412cm" svg:y2="5.744cm" draw:start-shape="id3" draw:start-glue-point="6" draw:end-shape="id2" draw:end-glue-point="1" svg:d="M9509 5002l-6097 742" svg:viewBox="0 0 6098 743">
          <text:p/>
        </draw:connector>
        <draw:custom-shape draw:style-name="gr13" draw:text-style-name="P7" xml:id="id4" draw:id="id4" draw:layer="layout" svg:width="4.347cm" svg:height="1.257cm" svg:x="5.953cm" svg:y="5.826cm">
          <text:p text:style-name="P3"><text:span text:style-name="T1">Remind to take me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5.953cm" svg:y1="6.455cm" svg:x2="3.412cm" svg:y2="5.744cm" draw:start-shape="id4" draw:start-glue-point="6" draw:end-shape="id2" draw:end-glue-point="1" svg:d="M5953 6455l-2541-711" svg:viewBox="0 0 2542 712">
          <text:p/>
        </draw:connector>
        <draw:custom-shape draw:style-name="gr15" draw:text-style-name="P7" xml:id="id5" draw:id="id5" draw:layer="layout" svg:width="5.551cm" svg:height="1.787cm" svg:x="8.239cm" svg:y="7.35cm">
          <text:p text:style-name="P3"><text:span text:style-name="T1">Send gps location to careta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8.239cm" svg:y1="8.244cm" svg:x2="3.412cm" svg:y2="5.744cm" draw:start-shape="id5" draw:start-glue-point="6" draw:end-shape="id2" draw:end-glue-point="1" svg:d="M8239 8244l-4827-2500" svg:viewBox="0 0 4828 2501">
          <text:p/>
        </draw:connector>
        <draw:g draw:style-name="gr1" xml:id="id6" draw:id="id6">
          <draw:g>
            <draw:custom-shape draw:style-name="gr17" draw:text-style-name="P1" draw:layer="layout" svg:width="0.715cm" svg:height="0.637cm" svg:x="18.518cm" svg:y="2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8" draw:text-style-name="P2" draw:layer="layout" svg:x1="18.876cm" svg:y1="2.782cm" svg:x2="18.876cm" svg:y2="3.631cm">
                <text:p/>
              </draw:line>
              <draw:line draw:style-name="gr19" draw:text-style-name="P2" draw:layer="layout" svg:x1="18.399cm" svg:y1="2.994cm" svg:x2="19.352cm" svg:y2="2.994cm">
                <text:p/>
              </draw:line>
              <draw:line draw:style-name="gr20" draw:text-style-name="P2" draw:layer="layout" svg:x1="18.876cm" svg:y1="3.63cm" svg:x2="19.353cm" svg:y2="4.191cm">
                <text:p/>
              </draw:line>
              <draw:line draw:style-name="gr21" draw:text-style-name="P2" draw:layer="layout" svg:x1="18.876cm" svg:y1="3.63cm" svg:x2="18.399cm" svg:y2="4.191cm">
                <text:p/>
              </draw:line>
            </draw:g>
          </draw:g>
          <draw:frame draw:style-name="gr22" draw:text-style-name="P4" draw:layer="layout" svg:width="3.175cm" svg:height="0.962cm" svg:x="17.256cm" svg:y="4.356cm">
            <draw:text-box>
              <text:p text:style-name="P3"><text:span text:style-name="T2">EMS</text:span></text:p>
            </draw:text-box>
          </draw:frame>
        </draw:g>
        <draw:connector draw:style-name="gr23" draw:text-style-name="P6" draw:layer="layout" draw:type="line" svg:x1="17.256cm" svg:y1="3.731cm" svg:x2="11.033cm" svg:y2="3.585cm" draw:start-shape="id6" draw:end-shape="id1" draw:end-glue-point="10" svg:d="M17256 3731l-6223-146" svg:viewBox="0 0 6224 147">
          <text:p/>
        </draw:connector>
        <draw:connector draw:style-name="gr24" draw:text-style-name="P6" draw:layer="layout" draw:type="line" svg:x1="17.256cm" svg:y1="3.731cm" svg:x2="13.736cm" svg:y2="5.002cm" draw:start-shape="id6" draw:start-glue-point="3" draw:end-shape="id3" draw:end-glue-point="10" svg:d="M17256 3731l-3520 1271" svg:viewBox="0 0 3521 1272">
          <text:p/>
        </draw:connector>
        <draw:g draw:style-name="gr1" xml:id="id7" draw:id="id7">
          <draw:g>
            <draw:custom-shape draw:style-name="gr25" draw:text-style-name="P1" draw:layer="layout" svg:width="0.715cm" svg:height="0.755cm" svg:x="18.391cm" svg:y="8.1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26" draw:text-style-name="P2" draw:layer="layout" svg:x1="18.749cm" svg:y1="8.867cm" svg:x2="18.749cm" svg:y2="9.874cm">
                <text:p/>
              </draw:line>
              <draw:line draw:style-name="gr27" draw:text-style-name="P2" draw:layer="layout" svg:x1="18.272cm" svg:y1="9.119cm" svg:x2="19.225cm" svg:y2="9.119cm">
                <text:p/>
              </draw:line>
              <draw:line draw:style-name="gr28" draw:text-style-name="P2" draw:layer="layout" svg:x1="18.749cm" svg:y1="9.874cm" svg:x2="19.226cm" svg:y2="10.539cm">
                <text:p/>
              </draw:line>
              <draw:line draw:style-name="gr29" draw:text-style-name="P2" draw:layer="layout" svg:x1="18.749cm" svg:y1="9.874cm" svg:x2="18.272cm" svg:y2="10.539cm">
                <text:p/>
              </draw:line>
            </draw:g>
          </draw:g>
          <draw:frame draw:style-name="gr30" draw:text-style-name="P4" draw:layer="layout" svg:width="3.175cm" svg:height="1.427cm" svg:x="17.002cm" svg:y="10.69cm">
            <draw:text-box>
              <text:p text:style-name="P3"><text:span text:style-name="T2">Primary Caregiver</text:span></text:p>
            </draw:text-box>
          </draw:frame>
        </draw:g>
        <draw:connector draw:style-name="gr31" draw:text-style-name="P6" draw:layer="layout" draw:type="line" svg:x1="17.002cm" svg:y1="10.114cm" svg:x2="13.79cm" svg:y2="8.244cm" draw:start-shape="id7" draw:start-glue-point="3" draw:end-shape="id5" draw:end-glue-point="10" svg:d="M17002 10114l-3212-1870" svg:viewBox="0 0 3213 1871">
          <text:p/>
        </draw:connector>
        <draw:custom-shape draw:style-name="gr32" draw:text-style-name="P7" xml:id="id8" draw:id="id8" draw:layer="layout" svg:width="5.588cm" svg:height="1.778cm" svg:x="7.604cm" svg:y="9.763cm">
          <text:p text:style-name="P3"><text:span text:style-name="T3">Alert when taken off for extented period of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6" draw:layer="layout" draw:type="line" svg:x1="17.002cm" svg:y1="10.114cm" svg:x2="13.192cm" svg:y2="10.652cm" draw:start-shape="id7" draw:start-glue-point="3" draw:end-shape="id8" draw:end-glue-point="10" svg:d="M17002 10114l-3810 538" svg:viewBox="0 0 3811 539">
          <text:p/>
        </draw:connector>
        <draw:custom-shape draw:style-name="gr34" draw:text-style-name="P7" xml:id="id9" draw:id="id9" draw:layer="layout" svg:width="3.556cm" svg:height="1.016cm" svg:x="8.62cm" svg:y="12.557cm">
          <text:p text:style-name="P3"><text:span text:style-name="T2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line" svg:x1="8.62cm" svg:y1="13.065cm" svg:x2="3.412cm" svg:y2="5.744cm" draw:start-shape="id9" draw:start-glue-point="6" draw:end-shape="id2" draw:end-glue-point="1" svg:d="M8620 13065l-5208-7321" svg:viewBox="0 0 5209 7322">
          <text:p/>
        </draw:connector>
        <draw:connector draw:style-name="gr36" draw:text-style-name="P6" draw:layer="layout" draw:type="line" svg:x1="17.002cm" svg:y1="10.114cm" svg:x2="12.176cm" svg:y2="13.065cm" draw:start-shape="id7" draw:start-glue-point="3" draw:end-shape="id9" draw:end-glue-point="10" svg:d="M17002 10114l-4826 2951" svg:viewBox="0 0 4827 2952">
          <text:p/>
        </draw:connector>
        <draw:g draw:style-name="gr1">
          <draw:g>
            <draw:custom-shape draw:style-name="gr37" draw:text-style-name="P1" draw:layer="layout" svg:width="0.715cm" svg:height="0.721cm" svg:x="1.69cm" svg:y="9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2" draw:layer="layout" svg:x1="2.048cm" svg:y1="10.484cm" svg:x2="2.048cm" svg:y2="11.445cm">
                <text:p/>
              </draw:line>
              <draw:line draw:style-name="gr39" draw:text-style-name="P2" draw:layer="layout" svg:x1="1.572cm" svg:y1="10.724cm" svg:x2="2.524cm" svg:y2="10.724cm">
                <text:p/>
              </draw:line>
              <draw:line draw:style-name="gr40" draw:text-style-name="P2" draw:layer="layout" svg:x1="2.048cm" svg:y1="11.444cm" svg:x2="2.524cm" svg:y2="12.079cm">
                <text:p/>
              </draw:line>
              <draw:line draw:style-name="gr41" draw:text-style-name="P2" draw:layer="layout" svg:x1="2.048cm" svg:y1="11.444cm" svg:x2="1.572cm" svg:y2="12.079cm">
                <text:p/>
              </draw:line>
            </draw:g>
          </draw:g>
          <draw:frame draw:style-name="gr42" draw:text-style-name="P4" draw:layer="layout" svg:width="3.175cm" svg:height="0.962cm" svg:x="0.619cm" svg:y="12.23cm">
            <draw:text-box>
              <text:p text:style-name="P3"><text:span text:style-name="T1">Diabetic</text:span></text:p>
            </draw:text-box>
          </draw:frame>
        </draw:g>
        <draw:connector draw:style-name="gr43" draw:text-style-name="P6" draw:layer="layout" draw:type="line" svg:x1="2.072cm" svg:y1="9.326cm" svg:x2="2.142cm" svg:y2="7.568cm" draw:end-shape="id2" draw:end-glue-point="2" svg:d="M2072 9326l70-1758" svg:viewBox="0 0 71 1759">
          <text:p/>
        </draw:connector>
        <draw:custom-shape draw:style-name="gr44" draw:text-style-name="P7" xml:id="id10" draw:id="id10" draw:layer="layout" svg:width="4.889cm" svg:height="1.459cm" svg:x="6.842cm" svg:y="14.716cm">
          <text:p text:style-name="P3"><text:span text:style-name="T2">Monitor diabe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6" draw:layer="layout" draw:type="line" svg:x1="7.558cm" svg:y1="14.929cm" svg:x2="3.131cm" svg:y2="10.936cm" draw:start-shape="id10" draw:start-glue-point="5" svg:d="M7558 14929l-4427-3993" svg:viewBox="0 0 4428 39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8T12:44:19.637000000</meta:creation-date>
    <dc:date>2023-03-02T16:40:13.183000000</dc:date>
    <meta:editing-duration>PT55M26S</meta:editing-duration>
    <meta:editing-cycles>3</meta:editing-cycles>
    <meta:generator>LibreOffice/6.1.0.3$Windows_X86_64 LibreOffice_project/efb621ed25068d70781dc026f7e9c5187a4decd1</meta:generator>
    <meta:document-statistic meta:object-count="56"/>
  </office:meta>
</office:document-meta>
</file>